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7.452cm" fo:margin-left="-0.217cm" table:align="left" style:writing-mode="lr-tb"/>
    </style:style>
    <style:style style:name="Table2.A" style:family="table-column">
      <style:table-column-properties style:column-width="8.7cm"/>
    </style:style>
    <style:style style:name="Table2.B" style:family="table-column">
      <style:table-column-properties style:column-width="8.75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le2.B1" style:family="table-cell">
      <style:table-cell-properties style:vertical-align="top" fo:padding-left="0.191cm" fo:padding-right="0.191cm" fo:padding-top="0cm" fo:padding-bottom="0cm" fo:border="1.5pt solid #000000" style:writing-mode="lr-tb"/>
    </style:style>
    <style:style style:name="Table3" style:family="table">
      <style:table-properties style:width="17.452cm" fo:margin-left="-0.217cm" table:align="left" style:writing-mode="lr-tb"/>
    </style:style>
    <style:style style:name="Table3.A" style:family="table-column">
      <style:table-column-properties style:column-width="8.7cm"/>
    </style:style>
    <style:style style:name="Table3.B" style:family="table-column">
      <style:table-column-properties style:column-width="8.75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le3.B1" style:family="table-cell">
      <style:table-cell-properties style:vertical-align="top" fo:padding-left="0.191cm" fo:padding-right="0.191cm" fo:padding-top="0cm" fo:padding-bottom="0cm" fo:border="1.5pt solid #000000" style:writing-mode="lr-tb"/>
    </style:style>
    <style:style style:name="Table4" style:family="table">
      <style:table-properties style:width="17.417cm" fo:margin-left="-0.199cm" table:align="left" style:writing-mode="lr-tb"/>
    </style:style>
    <style:style style:name="Table4.A" style:family="table-column">
      <style:table-column-properties style:column-width="8.7cm"/>
    </style:style>
    <style:style style:name="Table4.B" style:family="table-column">
      <style:table-column-properties style:column-width="8.71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style>
    <style:style style:name="P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4" style:family="paragraph" style:parent-style-name="Standard">
      <style:paragraph-properties fo:line-height="100%"/>
      <style:text-properties style:font-name="Times New Roman" style:font-name-complex="Times New Roman" style:font-size-complex="12pt"/>
    </style:style>
    <style:style style:name="P5" style:family="paragraph" style:parent-style-name="Standard">
      <style:paragraph-properties fo:line-height="100%" fo:text-align="justify" style:justify-single-word="false"/>
      <style:text-properties style:font-name="Times New Roman" style:font-name-complex="Times New Roman" style:font-size-complex="12pt"/>
    </style:style>
    <style:style style:name="P6" style:family="paragraph" style:parent-style-name="Standard">
      <style:paragraph-properties fo:text-align="justify" style:justify-single-word="false"/>
      <style:text-properties style:font-name="Times New Roman" style:font-name-complex="Times New Roman" style:font-size-complex="12pt"/>
    </style:style>
    <style:style style:name="P7" style:family="paragraph" style:parent-style-name="Standard">
      <style:text-properties style:font-name="Times New Roman" style:font-name-complex="Times New Roman"/>
    </style:style>
    <style:style style:name="P8" style:family="paragraph" style:parent-style-name="Standard">
      <style:paragraph-properties>
        <style:tab-stops>
          <style:tab-stop style:position="2.625cm"/>
        </style:tab-stops>
      </style:paragraph-properties>
      <style:text-properties style:font-name="Times New Roman" style:font-name-complex="Times New Roman"/>
    </style:style>
    <style:style style:name="P9" style:family="paragraph" style:parent-style-name="Standard">
      <style:paragraph-properties fo:text-align="justify" style:justify-single-word="false"/>
      <style:text-properties style:font-name="Times New Roman" style:font-name-complex="Times New Roman"/>
    </style:style>
    <style:style style:name="P10" style:family="paragraph" style:parent-style-name="Standard">
      <style:paragraph-properties fo:line-height="100%" fo:text-align="justify" style:justify-single-word="false"/>
      <style:text-properties style:font-name="Times New Roman" fo:letter-spacing="-0.019cm" style:font-name-complex="Times New Roman" style:font-size-complex="12pt"/>
    </style:style>
    <style:style style:name="P11" style:family="paragraph" style:parent-style-name="Standard">
      <style:paragraph-properties fo:text-align="justify" style:justify-single-word="false"/>
    </style:style>
    <style:style style:name="P12" style:family="paragraph" style:parent-style-name="Standard" style:list-style-name="L3">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7">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Standard" style:list-style-name="L9">
      <style:paragraph-properties fo:text-align="justify" style:justify-single-word="false"/>
    </style:style>
    <style:style style:name="P18" style:family="paragraph" style:parent-style-name="Standard" style:list-style-name="L10">
      <style:paragraph-properties fo:text-align="justify" style:justify-single-word="false"/>
    </style:style>
    <style:style style:name="P19" style:family="paragraph" style:parent-style-name="Standard">
      <style:paragraph-properties fo:text-align="justify" style:justify-single-word="false"/>
      <style:text-properties fo:color="#000000" style:font-name="Helvetica" fo:font-size="10.5pt" fo:background-color="#ffffff" style:font-size-asian="10.5pt" style:font-name-complex="Helvetica" style:font-size-complex="10.5pt"/>
    </style:style>
    <style:style style:name="P20" style:family="paragraph" style:parent-style-name="Standard">
      <style:paragraph-properties fo:text-align="justify" style:justify-single-word="false"/>
      <style:text-properties fo:color="#4a4b4b" style:font-name="Times New Roman" fo:language="en" fo:country="none" fo:font-weight="bold" style:font-weight-asian="bold" style:font-name-complex="Times New Roman" style:font-size-complex="12pt" style:font-weight-complex="bold" fo:background-color="#ffffff"/>
    </style:style>
    <style:style style:name="P21" style:family="paragraph" style:parent-style-name="Standard">
      <style:paragraph-properties fo:line-height="100%" fo:text-align="justify" style:justify-single-word="false"/>
    </style:style>
    <style:style style:name="P22" style:family="paragraph" style:parent-style-name="Standard">
      <style:paragraph-properties fo:text-align="justify" style:justify-single-word="false"/>
    </style:style>
    <style:style style:name="P23" style:family="paragraph" style:parent-style-name="Standard" style:list-style-name="L7"/>
    <style:style style:name="P24" style:family="paragraph" style:parent-style-name="Standard">
      <style:paragraph-properties fo:margin-top="0.071cm" fo:margin-bottom="0.071cm" loext:contextual-spacing="false"/>
      <style:text-properties fo:font-weight="bold" style:font-weight-asian="bold"/>
    </style:style>
    <style:style style:name="P25" style:family="paragraph" style:parent-style-name="Standard">
      <style:paragraph-properties fo:margin-top="0.071cm" fo:margin-bottom="0.071cm" loext:contextual-spacing="false" style:snap-to-layout-grid="false"/>
      <style:text-properties fo:font-weight="bold" style:font-weight-asian="bold"/>
    </style:style>
    <style:style style:name="P26" style:family="paragraph" style:parent-style-name="Standard">
      <style:paragraph-properties fo:margin-top="0.071cm" fo:margin-bottom="0.071cm" loext:contextual-spacing="false" style:snap-to-layout-grid="false"/>
    </style:style>
    <style:style style:name="P27" style:family="paragraph" style:parent-style-name="Standard">
      <style:paragraph-properties fo:margin-left="1.27cm" fo:margin-right="0cm" fo:text-indent="0cm" style:auto-text-indent="false"/>
    </style:style>
    <style:style style:name="P28" style:family="paragraph" style:parent-style-name="Standard">
      <style:paragraph-properties fo:margin-left="0cm" fo:margin-right="0.508cm" fo:margin-top="0.176cm" fo:margin-bottom="0.282cm" loext:contextual-spacing="false" fo:line-height="150%" fo:text-align="justify" style:justify-single-word="false" fo:text-indent="0cm" style:auto-text-indent="false" style:text-autospace="none"/>
    </style:style>
    <style:style style:name="P29" style:family="paragraph" style:parent-style-name="Heading">
      <style:text-properties officeooo:rsid="001ed6ea" officeooo:paragraph-rsid="001ed6ea"/>
    </style:style>
    <style:style style:name="P30" style:family="paragraph" style:parent-style-name="Heading">
      <style:paragraph-properties fo:margin-top="0cm" fo:margin-bottom="0.706cm" loext:contextual-spacing="false"/>
      <style:text-properties fo:font-size="20pt" style:font-size-asian="20pt"/>
    </style:style>
    <style:style style:name="P31" style:family="paragraph" style:parent-style-name="Heading_20_1" style:master-page-name="Convert_20_2">
      <style:paragraph-properties style:page-number="1"/>
    </style:style>
    <style:style style:name="P32" style:family="paragraph" style:parent-style-name="Footer">
      <style:paragraph-properties fo:text-align="center" style:justify-single-word="false"/>
    </style:style>
    <style:style style:name="P33" style:family="paragraph" style:parent-style-name="Header">
      <style:paragraph-properties>
        <style:tab-stops>
          <style:tab-stop style:position="8.255cm" style:type="center"/>
          <style:tab-stop style:position="16.986cm" style:type="right"/>
        </style:tab-stops>
      </style:paragraph-properties>
    </style:style>
    <style:style style:name="P34"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35" style:family="paragraph" style:parent-style-name="TOCEntry">
      <style:text-properties style:font-name="Times New Roman" style:font-name-complex="Times New Roman"/>
    </style:style>
    <style:style style:name="P36" style:family="paragraph" style:parent-style-name="TOCEntry">
      <style:paragraph-properties fo:text-align="justify" style:justify-single-word="false"/>
      <style:text-properties style:font-name="Times New Roman" fo:font-size="12pt" fo:font-weight="normal" style:font-size-asian="12pt" style:font-weight-asian="normal" style:font-name-complex="Times New Roman" style:font-size-complex="12pt"/>
    </style:style>
    <style:style style:name="P37" style:family="paragraph" style:parent-style-name="TOCEntry">
      <style:paragraph-properties fo:margin-left="0cm" fo:margin-right="0cm" fo:text-align="justify" style:justify-single-word="false" fo:text-indent="1.27cm" style:auto-text-indent="false"/>
      <style:text-properties style:font-name="Times New Roman" fo:font-size="12pt" fo:font-weight="normal" style:font-size-asian="12pt" style:font-weight-asian="normal" style:font-name-complex="Times New Roman" style:font-size-complex="12pt"/>
    </style:style>
    <style:style style:name="P38" style:family="paragraph" style:parent-style-name="TOCEntry">
      <style:paragraph-properties fo:margin-left="0cm" fo:margin-right="0cm" fo:text-align="justify" style:justify-single-word="false" fo:text-indent="1.27cm" style:auto-text-indent="false"/>
    </style:style>
    <style:style style:name="P39" style:family="paragraph" style:parent-style-name="TOCEntry">
      <style:paragraph-properties fo:margin-left="3.81cm" fo:margin-right="0cm" fo:text-align="justify" style:justify-single-word="false" fo:text-indent="-2.54cm" style:auto-text-indent="false"/>
      <style:text-properties style:font-name="Times New Roman" fo:font-size="12pt" fo:font-weight="normal" style:font-size-asian="12pt" style:font-weight-asian="normal" style:font-name-complex="Times New Roman" style:font-size-complex="12pt"/>
    </style:style>
    <style:style style:name="P40" style:family="paragraph" style:parent-style-name="TOCEntry" style:master-page-name="Convert_20_1">
      <style:paragraph-properties style:page-number="auto"/>
    </style:style>
    <style:style style:name="P41" style:family="paragraph" style:parent-style-name="template">
      <style:text-properties fo:font-style="normal" style:font-style-asian="normal"/>
    </style:style>
    <style:style style:name="P42" style:family="paragraph" style:parent-style-name="template" style:list-style-name="L4">
      <style:text-properties fo:font-style="normal" officeooo:rsid="00258990" officeooo:paragraph-rsid="00258990" style:font-style-asian="normal" style:font-style-complex="normal"/>
    </style:style>
    <style:style style:name="P43" style:family="paragraph" style:parent-style-name="template">
      <style:text-properties style:font-name="Times New Roman" style:font-name-complex="Times New Roman"/>
    </style:style>
    <style:style style:name="P44" style:family="paragraph" style:parent-style-name="template">
      <style:paragraph-properties fo:text-align="justify" style:justify-single-word="false"/>
      <style:text-properties style:font-name="Times New Roman" style:font-name-complex="Times New Roman"/>
    </style:style>
    <style:style style:name="P45" style:family="paragraph" style:parent-style-name="template">
      <style:paragraph-properties fo:text-align="justify" style:justify-single-word="false"/>
    </style:style>
    <style:style style:name="P46" style:family="paragraph" style:parent-style-name="template">
      <style:text-properties fo:font-size="14pt" style:font-size-asian="14pt"/>
    </style:style>
    <style:style style:name="P47" style:family="paragraph" style:parent-style-name="template" style:list-style-name="L2">
      <style:paragraph-properties fo:text-align="justify" style:justify-single-word="false"/>
      <style:text-properties style:font-name="Times New Roman" fo:font-style="normal" officeooo:rsid="001de5e4" officeooo:paragraph-rsid="001de5e4" style:font-style-asian="normal" style:font-style-complex="normal"/>
    </style:style>
    <style:style style:name="P48" style:family="paragraph" style:parent-style-name="ByLine">
      <style:text-properties officeooo:rsid="001ed6ea" officeooo:paragraph-rsid="001ed6ea"/>
    </style:style>
    <style:style style:name="P49" style:family="paragraph" style:parent-style-name="ByLine">
      <style:text-properties officeooo:rsid="001ed6ea" officeooo:paragraph-rsid="0020267d"/>
    </style:style>
    <style:style style:name="P50" style:family="paragraph" style:parent-style-name="ByLine">
      <style:text-properties officeooo:rsid="0020267d" officeooo:paragraph-rsid="0020267d"/>
    </style:style>
    <style:style style:name="P51" style:family="paragraph" style:parent-style-name="line" style:master-page-name="Standard">
      <style:paragraph-properties style:page-number="1"/>
    </style:style>
    <style:style style:name="P52" style:family="paragraph" style:parent-style-name="Normal_20__28_Web_29_">
      <style:paragraph-properties fo:text-align="justify" style:justify-single-word="false"/>
    </style:style>
    <style:style style:name="P53" style:family="paragraph" style:parent-style-name="Normal_20__28_Web_29_">
      <style:paragraph-properties fo:text-align="justify" style:justify-single-word="false"/>
      <style:text-properties officeooo:paragraph-rsid="003228c8"/>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none" fo:country="none" fo:font-weight="bold" style:language-asian="none" style:country-asian="none" style:font-weight-asian="bold" style:font-name-complex="Times New Roman"/>
    </style:style>
    <style:style style:name="T3" style:family="text">
      <style:text-properties style:font-name="Times New Roman" style:font-name-complex="Times New Roman"/>
    </style:style>
    <style:style style:name="T4" style:family="text">
      <style:text-properties style:font-name="Times New Roman" style:font-name-complex="Times New Roman" style:font-size-complex="12pt"/>
    </style:style>
    <style:style style:name="T5" style:family="text">
      <style:text-properties style:font-name="Times New Roman" officeooo:rsid="002cde68" style:font-name-complex="Times New Roman" style:font-size-complex="12pt"/>
    </style:style>
    <style:style style:name="T6" style:family="text">
      <style:text-properties style:font-name="Times New Roman" style:font-name-complex="Times New Roman"/>
    </style:style>
    <style:style style:name="T7" style:family="text">
      <style:text-properties style:font-name="Times New Roman" fo:language="en" fo:country="none" style:font-name-complex="Times New Roman" style:font-size-complex="12pt"/>
    </style:style>
    <style:style style:name="T8" style:family="text">
      <style:text-properties style:font-name="Times New Roman" fo:language="en" fo:country="none" style:font-name-complex="Times New Roman" style:font-size-complex="12pt"/>
    </style:style>
    <style:style style:name="T9" style:family="text">
      <style:text-properties style:font-name="Times New Roman" fo:letter-spacing="-0.019cm" style:font-name-complex="Times New Roman" style:font-size-complex="12pt"/>
    </style:style>
    <style:style style:name="T10" style:family="text">
      <style:text-properties style:font-name="Times New Roman" fo:letter-spacing="-0.019cm" officeooo:rsid="00296244" style:font-name-complex="Times New Roman" style:font-size-complex="12pt"/>
    </style:style>
    <style:style style:name="T11" style:family="text">
      <style:text-properties style:font-name="Times New Roman" fo:letter-spacing="-0.019cm" officeooo:rsid="002e8efe" style:font-name-complex="Times New Roman" style:font-size-complex="12pt"/>
    </style:style>
    <style:style style:name="T12" style:family="text">
      <style:text-properties style:font-name="Times New Roman" fo:font-size="12pt" fo:font-weight="normal" style:font-size-asian="12pt" style:font-weight-asian="normal" style:font-name-complex="Times New Roman" style:font-size-complex="12pt"/>
    </style:style>
    <style:style style:name="T13" style:family="text">
      <style:text-properties fo:language="none" fo:country="none" style:language-asian="none" style:country-asian="none"/>
    </style:style>
    <style:style style:name="T14" style:family="text">
      <style:text-properties fo:font-weight="bold" style:font-weight-asian="bold"/>
    </style:style>
    <style:style style:name="T15" style:family="text">
      <style:text-properties fo:font-style="normal" style:font-style-asian="normal"/>
    </style:style>
    <style:style style:name="T16" style:family="text">
      <style:text-properties style:font-name-asian="Times"/>
    </style:style>
    <style:style style:name="T17" style:family="text">
      <style:text-properties fo:color="#4a4b4b" style:font-name="Times New Roman" fo:language="en" fo:country="none" style:font-name-complex="Times New Roman" style:font-size-complex="12pt" style:font-weight-complex="bold" fo:background-color="#ffffff"/>
    </style:style>
    <style:style style:name="T18" style:family="text">
      <style:text-properties fo:color="#4a4b4b" style:font-name="Times New Roman" fo:language="en" fo:country="none" style:font-name-complex="Times New Roman" style:font-size-complex="12pt" fo:background-color="#ffffff"/>
    </style:style>
    <style:style style:name="T19" style:family="text">
      <style:text-properties fo:color="#4a4b4b" style:font-name="Times New Roman" fo:language="en" fo:country="none" style:font-name-complex="Times New Roman" style:font-size-complex="12pt" fo:background-color="#ffffff"/>
    </style:style>
    <style:style style:name="T20" style:family="text">
      <style:text-properties fo:color="#4a4b4b" style:font-name="Times New Roman" fo:language="en" fo:country="none" fo:font-weight="bold" style:font-weight-asian="bold" style:font-name-complex="Times New Roman" style:font-size-complex="12pt" style:font-weight-complex="bold"/>
    </style:style>
    <style:style style:name="T21" style:family="text">
      <style:text-properties fo:color="#4a4b4b" style:font-name="Times New Roman" fo:language="en" fo:country="none" fo:font-weight="bold" style:font-weight-asian="bold" style:font-name-complex="Times New Roman" style:font-size-complex="12pt" style:font-weight-complex="bold" fo:background-color="#ffffff"/>
    </style:style>
    <style:style style:name="T22" style:family="text">
      <style:text-properties fo:color="#4a4b4b" style:font-name="Times New Roman" fo:language="en" fo:country="none" fo:font-weight="bold" style:font-weight-asian="bold" style:font-name-complex="Times New Roman" style:font-size-complex="12pt" style:font-weight-complex="bold" fo:background-color="#ffffff"/>
    </style:style>
    <style:style style:name="T23" style:family="text">
      <style:text-properties fo:color="#4a4b4b" style:font-name="Times New Roman" fo:language="en" fo:country="none" fo:font-weight="bold" style:font-weight-asian="bold" style:font-name-complex="Times New Roman" style:font-size-complex="12pt" style:font-weight-complex="bold"/>
    </style:style>
    <style:style style:name="T24" style:family="text">
      <style:text-properties fo:color="#4a4b4b" style:font-name="Times New Roman" fo:language="en" fo:country="none" fo:font-weight="bold" style:font-weight-asian="bold" style:font-name-complex="Times New Roman" style:font-size-complex="12pt" fo:background-color="#ffffff"/>
    </style:style>
    <style:style style:name="T25" style:family="text">
      <style:text-properties fo:color="#4a4b4b" style:font-name="Times New Roman" fo:font-size="14pt" fo:language="en" fo:country="none" fo:font-weight="bold" style:font-size-asian="14pt" style:font-weight-asian="bold" style:font-name-complex="Times New Roman" style:font-size-complex="14pt" fo:background-color="#ffffff"/>
    </style:style>
    <style:style style:name="T26" style:family="text">
      <style:text-properties fo:color="#4a4b4b" style:font-name="Times New Roman" fo:font-size="14pt" fo:language="en" fo:country="none" fo:font-weight="bold" style:font-size-asian="14pt" style:font-weight-asian="bold" style:font-name-complex="Times New Roman" style:font-size-complex="14pt" style:font-weight-complex="bold" fo:background-color="#ffffff"/>
    </style:style>
    <style:style style:name="T27" style:family="text">
      <style:text-properties fo:color="#4a4b4b" style:font-name="Times New Roman" fo:font-size="14pt" fo:language="en" fo:country="none" style:font-size-asian="14pt" style:font-name-complex="Times New Roman" style:font-size-complex="14pt" fo:background-color="#ffffff"/>
    </style:style>
    <style:style style:name="T28" style:family="text">
      <style:text-properties fo:font-size="14pt" style:font-size-asian="14pt"/>
    </style:style>
    <style:style style:name="T29" style:family="text">
      <style:text-properties fo:font-size="12pt" style:font-size-asian="12pt"/>
    </style:style>
    <style:style style:name="T30" style:family="text">
      <style:text-properties officeooo:rsid="0028479d"/>
    </style:style>
    <style:style style:name="T31" style:family="text">
      <style:text-properties officeooo:rsid="00296244"/>
    </style:style>
    <style:style style:name="T32" style:family="text">
      <style:text-properties officeooo:rsid="002b42b9"/>
    </style:style>
    <style:style style:name="T33" style:family="text">
      <style:text-properties officeooo:rsid="002e8efe"/>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Heading">Software Requirements Specification</text:p>
      <text:p text:style-name="P30">for</text:p>
      <text:p text:style-name="P29">Online Car Sales</text:p>
      <text:p text:style-name="ByLine">Version 1.0 approved</text:p>
      <text:p text:style-name="ByLine">Prepared by </text:p>
      <text:p text:style-name="P49">Divesh Karkera(17)</text:p>
      <text:p text:style-name="P49">Nitesh Jaiswal(12)</text:p>
      <text:p text:style-name="P48">Vishal Kushwah(18)</text:p>
      <text:p text:style-name="P50">St John College Of Engineering And Management</text:p>
      <text:p text:style-name="P50">&lt;date created&gt;</text:p>
      <text:p text:style-name="P40"><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34"><text:span text:style-name="T13">1.1<text:tab/>Purpose<text:tab/></text:span><text:a xlink:type="simple" xlink:href="#__RefHeading___Toc441230973" text:style-name="Index_20_Link" text:visited-style-name="Index_20_Link"><text:span text:style-name="T13">1</text:span></text:a></text:p>
          <text:p text:style-name="P34"><text:span text:style-name="T13">1.2<text:tab/>Document Conventions<text:tab/></text:span><text:a xlink:type="simple" xlink:href="#__RefHeading___Toc441230974" text:style-name="Index_20_Link" text:visited-style-name="Index_20_Link"><text:span text:style-name="T13">1</text:span></text:a></text:p>
          <text:p text:style-name="P34"><text:span text:style-name="T13">1.3<text:tab/>Intended Audience and Reading Suggestions<text:tab/></text:span><text:a xlink:type="simple" xlink:href="#__RefHeading___Toc441230975" text:style-name="Index_20_Link" text:visited-style-name="Index_20_Link"><text:span text:style-name="T13">1</text:span></text:a></text:p>
          <text:p text:style-name="P34"><text:span text:style-name="T13">1.4<text:tab/>Product Scope<text:tab/></text:span><text:a xlink:type="simple" xlink:href="#__RefHeading___Toc441230976" text:style-name="Index_20_Link" text:visited-style-name="Index_20_Link"><text:span text:style-name="T13">1</text:span></text:a></text:p>
          <text:p text:style-name="P34"><text:span text:style-name="T13">1.5<text:tab/>References<text:tab/></text:span><text:a xlink:type="simple" xlink:href="#__RefHeading___Toc441230977" text:style-name="Index_20_Link" text:visited-style-name="Index_20_Link"><text:span text:style-name="T13">1</text:span></text:a></text:p>
          <text:p text:style-name="Contents_20_1">2.<text:tab/>Overall Description<text:tab/><text:a xlink:type="simple" xlink:href="#__RefHeading___Toc441230978" text:style-name="Index_20_Link" text:visited-style-name="Index_20_Link">2</text:a></text:p>
          <text:p text:style-name="P34"><text:span text:style-name="T13">2.1<text:tab/>Product Perspective<text:tab/></text:span><text:a xlink:type="simple" xlink:href="#__RefHeading___Toc441230979" text:style-name="Index_20_Link" text:visited-style-name="Index_20_Link"><text:span text:style-name="T13">2</text:span></text:a></text:p>
          <text:p text:style-name="P34"><text:span text:style-name="T13">2.2<text:tab/>Product Functions<text:tab/></text:span><text:a xlink:type="simple" xlink:href="#__RefHeading___Toc441230980" text:style-name="Index_20_Link" text:visited-style-name="Index_20_Link"><text:span text:style-name="T13">2</text:span></text:a></text:p>
          <text:p text:style-name="P34"><text:span text:style-name="T13">2.3<text:tab/>User Classes and Characteristics<text:tab/></text:span><text:a xlink:type="simple" xlink:href="#__RefHeading___Toc441230981" text:style-name="Index_20_Link" text:visited-style-name="Index_20_Link"><text:span text:style-name="T13">2</text:span></text:a></text:p>
          <text:p text:style-name="P34"><text:span text:style-name="T13">2.4<text:tab/>Operating Environment<text:tab/></text:span><text:a xlink:type="simple" xlink:href="#__RefHeading___Toc441230982" text:style-name="Index_20_Link" text:visited-style-name="Index_20_Link"><text:span text:style-name="T13">2</text:span></text:a></text:p>
          <text:p text:style-name="P34"><text:span text:style-name="T13">2.5<text:tab/>Design and Implementation Constraints<text:tab/></text:span><text:a xlink:type="simple" xlink:href="#__RefHeading___Toc441230983" text:style-name="Index_20_Link" text:visited-style-name="Index_20_Link"><text:span text:style-name="T13">2</text:span></text:a></text:p>
          <text:p text:style-name="P34"><text:span text:style-name="T13">2.6<text:tab/>User Documentation<text:tab/></text:span><text:a xlink:type="simple" xlink:href="#__RefHeading___Toc441230984" text:style-name="Index_20_Link" text:visited-style-name="Index_20_Link"><text:span text:style-name="T13">2</text:span></text:a></text:p>
          <text:p text:style-name="P34"><text:span text:style-name="T13">2.7<text:tab/>Assumptions and Dependencies<text:tab/></text:span><text:a xlink:type="simple" xlink:href="#__RefHeading___Toc441230985" text:style-name="Index_20_Link" text:visited-style-name="Index_20_Link"><text:span text:style-name="T13">3</text:span></text:a></text:p>
          <text:p text:style-name="Contents_20_1">3.<text:tab/>External Interface Requirements<text:tab/><text:a xlink:type="simple" xlink:href="#__RefHeading___Toc441230986" text:style-name="Index_20_Link" text:visited-style-name="Index_20_Link">3</text:a></text:p>
          <text:p text:style-name="P34"><text:span text:style-name="T13">3.1<text:tab/>User Interfaces<text:tab/></text:span><text:a xlink:type="simple" xlink:href="#__RefHeading___Toc441230987" text:style-name="Index_20_Link" text:visited-style-name="Index_20_Link"><text:span text:style-name="T13">3</text:span></text:a></text:p>
          <text:p text:style-name="P34"><text:span text:style-name="T13">3.2<text:tab/>Hardware Interfaces<text:tab/></text:span><text:a xlink:type="simple" xlink:href="#__RefHeading___Toc441230988" text:style-name="Index_20_Link" text:visited-style-name="Index_20_Link"><text:span text:style-name="T13">3</text:span></text:a></text:p>
          <text:p text:style-name="P34"><text:span text:style-name="T13">3.3<text:tab/>Software Interfaces<text:tab/></text:span><text:a xlink:type="simple" xlink:href="#__RefHeading___Toc441230989" text:style-name="Index_20_Link" text:visited-style-name="Index_20_Link"><text:span text:style-name="T13">3</text:span></text:a></text:p>
          <text:p text:style-name="P34"><text:span text:style-name="T13">3.4<text:tab/>Communications Interfaces<text:tab/></text:span><text:a xlink:type="simple" xlink:href="#__RefHeading___Toc441230990" text:style-name="Index_20_Link" text:visited-style-name="Index_20_Link"><text:span text:style-name="T13">3</text:span></text:a></text:p>
          <text:p text:style-name="Contents_20_1">4.<text:tab/>System Features<text:tab/><text:a xlink:type="simple" xlink:href="#__RefHeading___Toc441230991" text:style-name="Index_20_Link" text:visited-style-name="Index_20_Link">4</text:a></text:p>
          <text:p text:style-name="P34"><text:span text:style-name="T13">4.1<text:tab/>System Feature 1<text:tab/></text:span><text:a xlink:type="simple" xlink:href="#__RefHeading___Toc441230992" text:style-name="Index_20_Link" text:visited-style-name="Index_20_Link"><text:span text:style-name="T13">4</text:span></text:a></text:p>
          <text:p text:style-name="P34"><text:span text:style-name="T13">4.2<text:tab/>System Feature 2 (and so on)<text:tab/></text:span><text:a xlink:type="simple" xlink:href="#__RefHeading___Toc441230993" text:style-name="Index_20_Link" text:visited-style-name="Index_20_Link"><text:span text:style-name="T13">4</text:span></text:a></text:p>
          <text:p text:style-name="Contents_20_1">5.<text:tab/>Other Nonfunctional Requirements<text:tab/><text:a xlink:type="simple" xlink:href="#__RefHeading___Toc441230994" text:style-name="Index_20_Link" text:visited-style-name="Index_20_Link">4</text:a></text:p>
          <text:p text:style-name="P34"><text:span text:style-name="T13">5.1<text:tab/>Performance Requirements<text:tab/></text:span><text:a xlink:type="simple" xlink:href="#__RefHeading___Toc441230995" text:style-name="Index_20_Link" text:visited-style-name="Index_20_Link"><text:span text:style-name="T13">4</text:span></text:a></text:p>
          <text:p text:style-name="P34"><text:span text:style-name="T13">5.2<text:tab/>Safety Requirements<text:tab/></text:span><text:a xlink:type="simple" xlink:href="#__RefHeading___Toc441230996" text:style-name="Index_20_Link" text:visited-style-name="Index_20_Link"><text:span text:style-name="T13">5</text:span></text:a></text:p>
          <text:p text:style-name="P34"><text:span text:style-name="T13">5.3<text:tab/>Security Requirements<text:tab/></text:span><text:a xlink:type="simple" xlink:href="#__RefHeading___Toc441230997" text:style-name="Index_20_Link" text:visited-style-name="Index_20_Link"><text:span text:style-name="T13">5</text:span></text:a></text:p>
          <text:p text:style-name="P34"><text:span text:style-name="T13">5.4<text:tab/>Software Quality Attributes<text:tab/></text:span><text:a xlink:type="simple" xlink:href="#__RefHeading___Toc441230998" text:style-name="Index_20_Link" text:visited-style-name="Index_20_Link"><text:span text:style-name="T13">5</text:span></text:a></text:p>
          <text:p text:style-name="P34"><text:span text:style-name="T13">5.5<text:tab/>Business Rules<text:tab/></text:span><text:a xlink:type="simple" xlink:href="#__RefHeading___Toc441230999" text:style-name="Index_20_Link" text:visited-style-name="Index_20_Link"><text:span text:style-name="T13">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3"/>
      <text:p text:style-name="P3"/>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Name</text:p>
          </table:table-cell>
          <table:table-cell table:style-name="Table1.B1" office:value-type="string">
            <text:p text:style-name="P24">Date</text:p>
          </table:table-cell>
          <table:table-cell table:style-name="Table1.B1" office:value-type="string">
            <text:p text:style-name="P24">Reason For Changes</text:p>
          </table:table-cell>
          <table:table-cell table:style-name="Table1.D1" office:value-type="string">
            <text:p text:style-name="P24">Version</text:p>
          </table:table-cell>
        </table:table-row>
        <table:table-row table:style-name="Table1.1">
          <table:table-cell table:style-name="Table1.A2" office:value-type="string">
            <text:p text:style-name="P25"/>
          </table:table-cell>
          <table:table-cell table:style-name="Table1.B2" office:value-type="string">
            <text:p text:style-name="P26"/>
          </table:table-cell>
          <table:table-cell table:style-name="Table1.B2" office:value-type="string">
            <text:p text:style-name="P26"/>
          </table:table-cell>
          <table:table-cell table:style-name="Table1.D2" office:value-type="string">
            <text:p text:style-name="P26"/>
          </table:table-cell>
        </table:table-row>
        <table:table-row table:style-name="Table1.1">
          <table:table-cell table:style-name="Table1.A3" office:value-type="string">
            <text:p text:style-name="P26"/>
          </table:table-cell>
          <table:table-cell table:style-name="Table1.B3" office:value-type="string">
            <text:p text:style-name="P26"/>
          </table:table-cell>
          <table:table-cell table:style-name="Table1.B3" office:value-type="string">
            <text:p text:style-name="P26"/>
          </table:table-cell>
          <table:table-cell table:style-name="Table1.D3" office:value-type="string">
            <text:p text:style-name="P26"/>
          </table:table-cell>
        </table:table-row>
      </table:table>
      <text:p text:style-name="P1"/>
      <text:p text:style-name="P1"/>
      <text:h text:style-name="P31" text:outline-level="1"><text:bookmark-start text:name="__RefHeading___Toc441230972"/>Introduction<text:bookmark-end text:name="__RefHeading___Toc441230972"/></text:h>
      <text:h text:style-name="Heading_20_2" text:outline-level="2"><text:bookmark-start text:name="__RefHeading___Toc441230973"/>Purpos<text:bookmark-end text:name="__RefHeading___Toc441230973"/>e</text:h>
      <text:p text:style-name="P11">Our project online car bazar includes dealing between seller and buyers. Our website has the facility to give a unique ‘ID’ for every user and details of every user and the staff automatically. It includes a search facility to know the current status of each related website. User can search availability of a deals related website using the ID. The user can be entered using a username and password. It is accessible either by a seller or buyer. User can enter their requirements, actually describes what the user want. The data can be retrieved easily. The interface is very user-friendly. The data are well protected for personal use and makes the data processing very fast. <text:s/></text:p>
      <text:p text:style-name="P41"/>
      <text:h text:style-name="Heading_20_2" text:outline-level="2"><text:bookmark-start text:name="__RefHeading___Toc441230974"/>Document Conventions<text:bookmark-end text:name="__RefHeading___Toc441230974"/></text:h>
      <text:list xml:id="list4214043628" text:style-name="L3">
        <text:list-item>
          <text:p text:style-name="P12"><text:span text:style-name="T3">Main topics are bolded in a heading and are represented using whole numbers. </text:span></text:p>
        </text:list-item>
        <text:list-item>
          <text:p text:style-name="P12"><text:span text:style-name="T3">Sub topics and bullets are indented beneath the main topic heading with a decimal version of the whole number. </text:span></text:p>
        </text:list-item>
        <text:list-item>
          <text:p text:style-name="P12"><text:span text:style-name="T3">All acronyms will be introduced with its full name, followed by its acronym in parenthesis. From this point forward, the acronym is used in place of the full word titles. </text:span></text:p>
        </text:list-item>
        <text:list-item>
          <text:p text:style-name="P12"><text:span text:style-name="T3"><text:s/>In the glossary in Appendix A, any acronyms used within this document are outlined in alphabetical order for easy reference.</text:span></text:p>
        </text:list-item>
      </text:list>
      <text:h text:style-name="Heading_20_2" text:outline-level="2"><text:bookmark-start text:name="__RefHeading___Toc441230975"/>Intended Audience and Reading Suggestions<text:bookmark-end text:name="__RefHeading___Toc441230975"/></text:h>
      <text:p text:style-name="P19">This project is a prototype for the online cars sale management system and it is restricted within the college premises. This has been implemented under the guidance of college professors. This project is useful for the customer.</text:p>
      <text:h text:style-name="Heading_20_2" text:outline-level="2"><text:bookmark-start text:name="__RefHeading___Toc441230976"/>Product Scope<text:bookmark-end text:name="__RefHeading___Toc441230976"/></text:h>
      <text:p text:style-name="P20">Scope of this project is to investigate and design a software solution which can facilitate in performing their daily tasks, improving efficiency and helping them to more productive. This project will provide a solution through which can easily manage, handle and generate all required information in their respective format when needed it will help them to manage order, details, financial data, historical data and also it producing documents of different formats for different customers. This on managing order details. It will also provide them to explore possibilities of generating documents, managing financial details and analysing historical data with useful digitalised solution</text:p>
      <text:h text:style-name="Heading_20_2" text:outline-level="2"><text:bookmark-start text:name="__RefHeading___Toc441230977"/>References<text:bookmark-end text:name="__RefHeading___Toc441230977"/></text:h>
      <text:p text:style-name="P9">Some of the references used for preparing the vision document include:</text:p>
      <text:p text:style-name="P9">1.www.krezytech.com</text:p>
      <text:p text:style-name="P11"><text:span text:style-name="T3">2. IEEE document for Software Requirements Specifications </text:span></text:p>
      <text:p text:style-name="P11"><text:span text:style-name="T3">3. E-Draw software is used to generate the use case diagrams</text:span></text:p>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P11"><text:span text:style-name="T3">This project represents the initial version of the Cars Booking system. All requirements listed herein describe a self-contained system. At a high level, this project will allow a user to book Car, check Car, do account maintenance, and query Car information. The goal is to allow customers greater and easier access to the Cars booking system, twentyfour hours a day.</text:span></text:p>
      <text:p text:style-name="P9"/>
      <text:h text:style-name="Heading_20_2" text:outline-level="2"><text:bookmark-start text:name="__RefHeading___Toc441230980"/>Product Functions<text:bookmark-end text:name="__RefHeading___Toc441230980"/></text:h>
      <text:list xml:id="list4284559445" text:style-name="L4">
        <text:list-item>
          <text:p text:style-name="P42">Viewing Car Details</text:p>
          <text:p text:style-name="P42">1.Car name</text:p>
          <text:p text:style-name="P42">2.model name</text:p>
          <text:p text:style-name="P42">3.manual/automatic</text:p>
        </text:list-item>
        <text:list-item>
          <text:p text:style-name="P42">Booking Cars</text:p>
          <text:p text:style-name="P42"/>
          <text:p text:style-name="P42"/>
        </text:list-item>
      </text:list>
      <text:h text:style-name="Heading_20_2" text:outline-level="2"><text:bookmark-start text:name="__RefHeading___Toc441230981"/><text:span text:style-name="T16"><text:s/></text:span>User Classes and Characteristics<text:bookmark-end text:name="__RefHeading___Toc441230981"/></text:h>
      <text:p text:style-name="Standard"><text:span text:style-name="T3">The main actors in the system are (1) the </text:span><text:span text:style-name="T17">Search</text:span><text:span text:style-name="T21"> </text:span><text:span text:style-name="T17">Vehicle</text:span><text:span text:style-name="T3">, (2) </text:span><text:span text:style-name="T17">Login</text:span><text:span text:style-name="T21"> </text:span><text:span text:style-name="T17">Access</text:span><text:span text:style-name="T20"> </text:span><text:span text:style-name="T3">and (3)Booking car. The user will select a car and book car. Brief descriptions of these classes follow:</text:span></text:p>
      <text:p text:style-name="P9"/>
      <text:list xml:id="list1521461755" text:style-name="L5">
        <text:list-item>
          <text:p text:style-name="P13"><text:span text:style-name="T18">•</text:span><text:span text:style-name="T21">Search Vehicle:</text:span><text:span text:style-name="T18"> <text:s/>this is available by clicking the Search Vehicle button on the main stock control screen, which brings up a new window whereby the user can select a number of requirements from the options in the combo boxes. When Search is click, the results that match the selections are displayed in the stock table.</text:span></text:p>
        </text:list-item>
        <text:list-item>
          <text:p text:style-name="P13"><text:span text:style-name="T21">Login Access:</text:span><text:span text:style-name="T18"> <text:s/>each time the software is run, a login box appears first where the user is required to enter the username and password. If correct, the main menu screen appears. The password can also be changed at the Administration screen</text:span><text:span text:style-name="T21"> </text:span><text:span text:style-name="T18">of the system.</text:span></text:p>
        </text:list-item>
        <text:list-item>
          <text:p text:style-name="P13"><text:span text:style-name="T21"><text:s/></text:span><text:span text:style-name="T20">Booking car: </text:span><text:span text:style-name="T7">The car sales System is a <text:s/>based on application that can be accessed easily. It basically provides a tool so as to simplify all the activities involved in cars details.customers can be booked car easily.</text:span></text:p>
        </text:list-item>
      </text:list>
      <text:p text:style-name="P9"/>
      <text:h text:style-name="Heading_20_2" text:outline-level="2"><text:bookmark-start text:name="__RefHeading___Toc441230982"/>Operating Environment<text:bookmark-end text:name="__RefHeading___Toc441230982"/></text:h>
      <text:p text:style-name="P9">ARS has chosen the following elements of the environment for the Flight Reservation application: </text:p>
      <text:list xml:id="list1108988185" text:style-name="L6">
        <text:list-item>
          <text:p text:style-name="P14"><text:span text:style-name="T3">The <text:s/>server is the Windows XP/2000 and IIS server.</text:span></text:p>
        </text:list-item>
        <text:list-item>
          <text:p text:style-name="P14"><text:span text:style-name="T3">The Computers with Windows 10/8.1/7 Operating System (OS) will be used to house the application. </text:span></text:p>
        </text:list-item>
        <text:list-item>
          <text:p text:style-name="P14"><text:span text:style-name="T3">The database which holds customers’ data and flight data is SQL server 2000.</text:span></text:p>
        </text:list-item>
      </text:list>
      <text:p text:style-name="P9"/>
      <text:h text:style-name="Heading_20_2" text:outline-level="2"><text:bookmark-start text:name="__RefHeading___Toc441230983"/>Design and Implementation Constraints<text:bookmark-end text:name="__RefHeading___Toc441230983"/></text:h>
      <text:list xml:id="list2859009336" text:style-name="L7">
        <text:list-item>
          <text:p text:style-name="P23"><text:span text:style-name="T3">Application will be designed only for the Windows OS. </text:span></text:p>
        </text:list-item>
        <text:list-item>
          <text:p text:style-name="P15"><text:soft-page-break/><text:span text:style-name="T3">It is the responsibility of the customers to download and install the Online Car booking application to a windows machine. </text:span></text:p>
        </text:list-item>
        <text:list-item>
          <text:p text:style-name="P15"><text:span text:style-name="T3">It is the responsibility of the customers to maintain the application and keep it updated. </text:span></text:p>
        </text:list-item>
        <text:list-item>
          <text:p text:style-name="P15"><text:span text:style-name="T3">The ARS server is available 24/7, except during scheduled maintenance times. </text:span></text:p>
        </text:list-item>
        <text:list-item>
          <text:p text:style-name="P15"><text:span text:style-name="T3">The application will be designed for use on the 1920 x 1080 pixel screen size that comes standard on any Monitor or Laptop. </text:span></text:p>
        </text:list-item>
        <text:list-item>
          <text:p text:style-name="P15"><text:span text:style-name="T3">Any memory restrictions applied to the Windows Application will apply as design constraints. </text:span></text:p>
        </text:list-item>
        <text:list-item>
          <text:p text:style-name="P15"><text:span text:style-name="T3"><text:s/>Interruption of Internet services or outdated updates will cause the application to close and require the establishment of a new secure session. </text:span></text:p>
        </text:list-item>
      </text:list>
      <text:p text:style-name="P44"/>
      <text:h text:style-name="Heading_20_2" text:outline-level="2"><text:bookmark-start text:name="__RefHeading___Toc441230984"/>User Documentation<text:bookmark-end text:name="__RefHeading___Toc441230984"/></text:h>
      <text:p text:style-name="P11"><text:span text:style-name="T3">The Online car booling application will use a very intuitive design, leaving the following considerations: </text:span></text:p>
      <text:list xml:id="list2877626168" text:style-name="L8">
        <text:list-item>
          <text:p text:style-name="P16"><text:span text:style-name="T3">A Portable Document Format (PDF) User manual will be provided by Bhola Consulting to ARS with an overview of the application and its functionalities. </text:span></text:p>
        </text:list-item>
        <text:list-item>
          <text:p text:style-name="P16"><text:span text:style-name="T3">It will be the responsibility of ARS to provide users of the Airline Reservation application with instruction on use of the application from a users’ standpoint. </text:span></text:p>
        </text:list-item>
        <text:list-item>
          <text:p text:style-name="P16"><text:span text:style-name="T3">User acceptance testing materials will be provided by Bhola Consulting. </text:span></text:p>
        </text:list-item>
        <text:list-item>
          <text:p text:style-name="P16"><text:span text:style-name="T3">A Help(question mark) icon will appear in the upper right corner of the application at all times.</text:span></text:p>
        </text:list-item>
      </text:list>
      <text:p text:style-name="P7"/>
      <text:h text:style-name="Heading_20_2" text:outline-level="2"><text:bookmark-start text:name="__RefHeading___Toc441230985"/>Assumptions and Dependencies<text:bookmark-end text:name="__RefHeading___Toc441230985"/></text:h>
      <text:p text:style-name="P11"><text:span text:style-name="T3">There are no assumptions as of now. To be updated in later versions of the vision </text:span></text:p>
      <text:p text:style-name="P9">documen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P11"><text:span text:style-name="T3">There are two types of users for the Online Cars Sales System project. One is the </text:span></text:p>
      <text:p text:style-name="P9">customer and the other is the administrator. Both the customer and administrator user interface </text:p>
      <text:p text:style-name="P9">would be a graphical user interface. The graphical user interface for the customer home page.</text:p>
      <text:p text:style-name="P9"/>
      <text:p text:style-name="P11"><text:span text:style-name="T3">A Help link will appear on every screen that describes the function of each page to the user. <text:s/>The implementation should be written so that blind users can still interact with the system using a screen reader.</text:span></text:p>
      <text:p text:style-name="P7"><text:s/></text:p>
      <text:h text:style-name="Heading_20_2" text:outline-level="2"><text:bookmark-start text:name="__RefHeading___Toc441230988"/>Hardware Interfaces<text:bookmark-end text:name="__RefHeading___Toc441230988"/></text:h>
      <text:p text:style-name="P7">Windows XP/2000 &amp; IIS server.</text:p>
      <text:p text:style-name="P7"/>
      <table:table table:name="Table2" table:style-name="Table2">
        <table:table-column table:style-name="Table2.A"/>
        <table:table-column table:style-name="Table2.B"/>
        <table:table-row table:style-name="Table2.1">
          <table:table-cell table:style-name="Table2.A1" office:value-type="string">
            <text:p text:style-name="P7">Drive description </text:p>
          </table:table-cell>
          <table:table-cell table:style-name="Table2.B1" office:value-type="string">
            <text:p text:style-name="P7">(25) LFF SAS/SATA/SSD per node for two-<text:soft-page-break/>node configuration; (2) SFF SATA/SSD per node</text:p>
          </table:table-cell>
        </table:table-row>
        <table:table-row table:style-name="Table2.1">
          <table:table-cell table:style-name="Table2.A1" office:value-type="string">
            <text:p text:style-name="P7">Storage type</text:p>
            <text:p text:style-name="P7"/>
            <text:p text:style-name="P8"><text:tab/></text:p>
          </table:table-cell>
          <table:table-cell table:style-name="Table2.B1" office:value-type="string">
            <text:p text:style-name="P7">Hot-plug LFF 3.5-inch SAS; Hot-plug LFF 3.5-inch SATA; Hot-plug LFF 3.5-inch SATA SSD; Hot-plug SFF 2.5-inch SATA SSD; Hot-plug SFF 2.5-inch SAT</text:p>
          </table:table-cell>
        </table:table-row>
        <table:table-row table:style-name="Table2.1">
          <table:table-cell table:style-name="Table2.A1" office:value-type="string">
            <text:p text:style-name="P7">Cache</text:p>
          </table:table-cell>
          <table:table-cell table:style-name="Table2.B1" office:value-type="string">
            <text:p text:style-name="P7">25 MB L3; 20 MB L3; 15 MB L3; 10 MB L3</text:p>
          </table:table-cell>
        </table:table-row>
        <table:table-row table:style-name="Table2.1">
          <table:table-cell table:style-name="Table2.A1" office:value-type="string">
            <text:p text:style-name="P7">Processor family</text:p>
          </table:table-cell>
          <table:table-cell table:style-name="Table2.B1" office:value-type="string">
            <text:p text:style-name="P7">Intel Xeon E5-2400 v2 Processor Family; Intel Xeon E52400 Processor Family</text:p>
          </table:table-cell>
        </table:table-row>
        <table:table-row table:style-name="Table2.1">
          <table:table-cell table:style-name="Table2.A1" office:value-type="string">
            <text:p text:style-name="P7">Processor number</text:p>
          </table:table-cell>
          <table:table-cell table:style-name="Table2.B1" office:value-type="string">
            <text:p text:style-name="P7">1 or 2 per node</text:p>
          </table:table-cell>
        </table:table-row>
        <table:table-row table:style-name="Table2.1">
          <table:table-cell table:style-name="Table2.A1" office:value-type="string">
            <text:p text:style-name="P7">Compute nodes</text:p>
          </table:table-cell>
          <table:table-cell table:style-name="Table2.B1" office:value-type="string">
            <text:p text:style-name="P7">Up to 3</text:p>
          </table:table-cell>
        </table:table-row>
        <table:table-row table:style-name="Table2.1">
          <table:table-cell table:style-name="Table2.A1" office:value-type="string">
            <text:p text:style-name="P7">Processor core available</text:p>
          </table:table-cell>
          <table:table-cell table:style-name="Table2.B1" office:value-type="string">
            <text:p text:style-name="P7">8, 6, or 4</text:p>
          </table:table-cell>
        </table:table-row>
        <table:table-row table:style-name="Table2.1">
          <table:table-cell table:style-name="Table2.A1" office:value-type="string">
            <text:p text:style-name="P7">Processor speed</text:p>
          </table:table-cell>
          <table:table-cell table:style-name="Table2.B1" office:value-type="string">
            <text:p text:style-name="P7">2.5 GHz</text:p>
          </table:table-cell>
        </table:table-row>
        <table:table-row table:style-name="Table2.1">
          <table:table-cell table:style-name="Table2.A1" office:value-type="string">
            <text:p text:style-name="P7">Memory slots</text:p>
          </table:table-cell>
          <table:table-cell table:style-name="Table2.B1" office:value-type="string">
            <text:p text:style-name="P7">12 DIMM slots maximum per node; (6 DIMM slots per processor)</text:p>
          </table:table-cell>
        </table:table-row>
        <table:table-row table:style-name="Table2.1">
          <table:table-cell table:style-name="Table2.A1" office:value-type="string">
            <text:p text:style-name="P7">Maximum memory</text:p>
          </table:table-cell>
          <table:table-cell table:style-name="Table2.B1" office:value-type="string">
            <text:p text:style-name="P7">192 GB per node</text:p>
          </table:table-cell>
        </table:table-row>
        <table:table-row table:style-name="Table2.1">
          <table:table-cell table:style-name="Table2.A1" office:value-type="string">
            <text:p text:style-name="P7">Memory type</text:p>
          </table:table-cell>
          <table:table-cell table:style-name="Table2.B1" office:value-type="string">
            <text:p text:style-name="P7">HP Smart Memory; DDR3 Registered (RDIMM)</text:p>
          </table:table-cell>
        </table:table-row>
        <table:table-row table:style-name="Table2.1">
          <table:table-cell table:style-name="Table2.A1" office:value-type="string">
            <text:p text:style-name="P7">Memory protection features</text:p>
          </table:table-cell>
          <table:table-cell table:style-name="Table2.B1" office:value-type="string">
            <text:p text:style-name="P7">Advanced ECC (multi-bit error protection), online spare, and memory lock-step mode</text:p>
          </table:table-cell>
        </table:table-row>
        <table:table-row table:style-name="Table2.1">
          <table:table-cell table:style-name="Table2.A1" office:value-type="string">
            <text:p text:style-name="P7">Network controllers</text:p>
          </table:table-cell>
          <table:table-cell table:style-name="Table2.B1" office:value-type="string">
            <text:p text:style-name="P7">HP Ethernet 10 Gb 2P 544i Adapter</text:p>
          </table:table-cell>
        </table:table-row>
        <table:table-row table:style-name="Table2.1">
          <table:table-cell table:style-name="Table2.A1" office:value-type="string">
            <text:p text:style-name="P7">Storage controllers</text:p>
          </table:table-cell>
          <table:table-cell table:style-name="Table2.B1" office:value-type="string">
            <text:p text:style-name="P7">HP Dynamic Smart Array B120i SATA RAID for controlling 2 SFF drives per node</text:p>
          </table:table-cell>
        </table:table-row>
        <table:table-row table:style-name="Table2.1">
          <table:table-cell table:style-name="Table2.A1" office:value-type="string">
            <text:p text:style-name="P7">Expansion slots</text:p>
          </table:table-cell>
          <table:table-cell table:style-name="Table2.B1" office:value-type="string">
            <text:p text:style-name="P7">1 Maximum; The low profile expansion slot can contain a storage controller for external attached storage (HBA or Smart Array Controller), networking options, or an HP I/O accelerator.</text:p>
          </table:table-cell>
        </table:table-row>
        <table:table-row table:style-name="Table2.1">
          <table:table-cell table:style-name="Table2.A1" office:value-type="string">
            <text:p text:style-name="P7">Management</text:p>
          </table:table-cell>
          <table:table-cell table:style-name="Table2.B1" office:value-type="string">
            <text:p text:style-name="P7">HP iLO Management, HP Insight Control</text:p>
          </table:table-cell>
        </table:table-row>
        <table:table-row table:style-name="Table2.1">
          <table:table-cell table:style-name="Table2.A1" office:value-type="string">
            <text:p text:style-name="P7">System fan features</text:p>
          </table:table-cell>
          <table:table-cell table:style-name="Table2.B1" office:value-type="string">
            <text:p text:style-name="P7">5 dual fans modules, shipped standard</text:p>
          </table:table-cell>
        </table:table-row>
        <table:table-row table:style-name="Table2.1">
          <table:table-cell table:style-name="Table2.A1" office:value-type="string">
            <text:p text:style-name="P7">Power supply type</text:p>
          </table:table-cell>
          <table:table-cell table:style-name="Table2.B1" office:value-type="string">
            <text:p text:style-name="P7">Up to 4 power supplies; 750W and 1200W Common Slot hot-plug redundant power supply; (Up to 94 percent efficiency).</text:p>
          </table:table-cell>
        </table:table-row>
        <table:table-row table:style-name="Table2.1">
          <table:table-cell table:style-name="Table2.A1" office:value-type="string">
            <text:p text:style-name="P7">Graphic card</text:p>
          </table:table-cell>
          <table:table-cell table:style-name="Table2.B1" office:value-type="string">
            <text:p text:style-name="P7">Integrated Matrox G200 video standard; 1280 x 1024 (32 bpp); 1920 x 1200 (16 bpp)</text:p>
          </table:table-cell>
        </table:table-row>
        <table:table-row table:style-name="Table2.1">
          <table:table-cell table:style-name="Table2.A1" office:value-type="string">
            <text:p text:style-name="P7">Form factor of chassi</text:p>
          </table:table-cell>
          <table:table-cell table:style-name="Table2.B1" office:value-type="string">
            <text:p text:style-name="P7">4.3 U</text:p>
          </table:table-cell>
        </table:table-row>
      </table:table>
      <text:p text:style-name="P7"/>
      <text:p text:style-name="P7"/>
      <text:p text:style-name="P7">Windows 10/8.1/7</text:p>
      <text:p text:style-name="P7"/>
      <table:table table:name="Table3" table:style-name="Table3">
        <table:table-column table:style-name="Table3.A"/>
        <table:table-column table:style-name="Table3.B"/>
        <table:table-row table:style-name="Table3.1">
          <table:table-cell table:style-name="Table3.A1" office:value-type="string">
            <text:p text:style-name="P7">Type</text:p>
          </table:table-cell>
          <table:table-cell table:style-name="Table3.B1" office:value-type="string">
            <text:p text:style-name="P7">Desktop or laptop</text:p>
          </table:table-cell>
        </table:table-row>
        <table:table-row table:style-name="Table3.1">
          <table:table-cell table:style-name="Table3.A1" office:value-type="string">
            <text:p text:style-name="P7">OS</text:p>
          </table:table-cell>
          <table:table-cell table:style-name="Table3.B1" office:value-type="string">
            <text:p text:style-name="P7">Windows 10/8/7</text:p>
          </table:table-cell>
        </table:table-row>
        <table:table-row table:style-name="Table3.1">
          <table:table-cell table:style-name="Table3.A1" office:value-type="string">
            <text:p text:style-name="P7">Weight</text:p>
          </table:table-cell>
          <table:table-cell table:style-name="Table3.B1" office:value-type="string">
            <text:p text:style-name="P7">500g</text:p>
          </table:table-cell>
        </table:table-row>
        <table:table-row table:style-name="Table3.1">
          <table:table-cell table:style-name="Table3.A1" office:value-type="string">
            <text:p text:style-name="P7">Product Dimensions</text:p>
          </table:table-cell>
          <table:table-cell table:style-name="Table3.B1" office:value-type="string">
            <text:p text:style-name="P7">12.59" x 15.76" x 7.28"</text:p>
          </table:table-cell>
        </table:table-row>
        <table:table-row table:style-name="Table3.1">
          <table:table-cell table:style-name="Table3.A1" office:value-type="string">
            <text:p text:style-name="P7">Internal Memory</text:p>
          </table:table-cell>
          <table:table-cell table:style-name="Table3.B1" office:value-type="string">
            <text:p text:style-name="P7">32GB UFS 3.0</text:p>
          </table:table-cell>
        </table:table-row>
        <table:table-row table:style-name="Table3.1">
          <table:table-cell table:style-name="Table3.A1" office:value-type="string">
            <text:p text:style-name="P7">Processor Speed, Type</text:p>
          </table:table-cell>
          <table:table-cell table:style-name="Table3.B1" office:value-type="string">
            <text:p text:style-name="P7"><text:s/>2.2GHz; Octa-Core</text:p>
          </table:table-cell>
        </table:table-row>
        <table:table-row table:style-name="Table3.1">
          <table:table-cell table:style-name="Table3.A1" office:value-type="string">
            <text:p text:style-name="P7">Storage</text:p>
          </table:table-cell>
          <table:table-cell table:style-name="Table3.B1" office:value-type="string">
            <text:p text:style-name="P7">1TB storage, no external memory slot</text:p>
          </table:table-cell>
        </table:table-row>
        <table:table-row table:style-name="Table3.1">
          <table:table-cell table:style-name="Table3.A1" office:value-type="string">
            <text:p text:style-name="P7">Battery</text:p>
          </table:table-cell>
          <table:table-cell table:style-name="Table3.B1" office:value-type="string">
            <text:p text:style-name="P7">Non-removable Li-Ion 4000 mAh battery</text:p>
          </table:table-cell>
        </table:table-row>
        <table:table-row table:style-name="Table3.1">
          <table:table-cell table:style-name="Table3.A1" office:value-type="string">
            <text:p text:style-name="P7">Frequencies and Data Type</text:p>
          </table:table-cell>
          <table:table-cell table:style-name="Table3.B1" office:value-type="string">
            <text:p text:style-name="P7">Infra: 3G WCDMA,4G LTE FDD; 4G FDD LTE: B1(2100), B2(1900), B3(1800), B4(AWS), B5(850), B7(2600), B12(700), B17(700), B20(800)</text:p>
          </table:table-cell>
        </table:table-row>
        <text:soft-page-break/>
        <table:table-row table:style-name="Table3.1">
          <table:table-cell table:style-name="Table3.A1" office:value-type="string">
            <text:p text:style-name="P7">Wi-Fi</text:p>
          </table:table-cell>
          <table:table-cell table:style-name="Table3.B1" office:value-type="string">
            <text:p text:style-name="P7">802.11 a/b/g/n/ac</text:p>
            <text:p text:style-name="P7">2.4g+5ghz, vht80 mimo</text:p>
          </table:table-cell>
        </table:table-row>
        <table:table-row table:style-name="Table3.1">
          <table:table-cell table:style-name="Table3.A1" office:value-type="string">
            <text:p text:style-name="P7">Usb</text:p>
          </table:table-cell>
          <table:table-cell table:style-name="Table3.B1" office:value-type="string">
            <text:p text:style-name="P7">Usb 3.0,2.0</text:p>
          </table:table-cell>
        </table:table-row>
        <table:table-row table:style-name="Table3.1">
          <table:table-cell table:style-name="Table3.A1" office:value-type="string">
            <text:p text:style-name="P7">Bluetooth</text:p>
          </table:table-cell>
          <table:table-cell table:style-name="Table3.B1" office:value-type="string">
            <text:p text:style-name="P7">Bluetooth v4.1</text:p>
          </table:table-cell>
        </table:table-row>
        <table:table-row table:style-name="Table3.1">
          <table:table-cell table:style-name="Table3.A1" office:value-type="string">
            <text:p text:style-name="P7">Bluetooth Profiles</text:p>
          </table:table-cell>
          <table:table-cell table:style-name="Table3.B1" office:value-type="string">
            <text:p text:style-name="P7">A2DP, AVRCP, DI,HFP, HID, HOGP, HSP, MAP, OPP, PAN, PBAP</text:p>
          </table:table-cell>
        </table:table-row>
        <table:table-row table:style-name="Table3.1">
          <table:table-cell table:style-name="Table3.A1" office:value-type="string">
            <text:p text:style-name="P7">Main Display Resolution</text:p>
          </table:table-cell>
          <table:table-cell table:style-name="Table3.B1" office:value-type="string">
            <text:p text:style-name="P7">1920 x 1080 (FHD)</text:p>
          </table:table-cell>
        </table:table-row>
        <table:table-row table:style-name="Table3.1">
          <table:table-cell table:style-name="Table3.A1" office:value-type="string">
            <text:p text:style-name="P7">Main Display Technology</text:p>
          </table:table-cell>
          <table:table-cell table:style-name="Table3.B1" office:value-type="string">
            <text:p text:style-name="P7">In-Panel Screen</text:p>
          </table:table-cell>
        </table:table-row>
        <table:table-row table:style-name="Table3.1">
          <table:table-cell table:style-name="Table3.A1" office:value-type="string">
            <text:p text:style-name="P7">Color Depth</text:p>
          </table:table-cell>
          <table:table-cell table:style-name="Table3.B1" office:value-type="string">
            <text:p text:style-name="P7">32bpp, 16M colors</text:p>
          </table:table-cell>
        </table:table-row>
        <table:table-row table:style-name="Table3.1">
          <table:table-cell table:style-name="Table3.A1" office:value-type="string">
            <text:p text:style-name="P7">4.2.1.1.1 Sensor Type</text:p>
          </table:table-cell>
          <table:table-cell table:style-name="Table3.B1" office:value-type="string">
            <text:p text:style-name="P7">Fingerprint Sensor, Hall Sensor, Light Sensor, Proximity Sensor</text:p>
          </table:table-cell>
        </table:table-row>
      </table:table>
      <text:p text:style-name="P7"/>
      <text:p text:style-name="P7"/>
      <text:p text:style-name="P43"/>
      <text:h text:style-name="Heading_20_2" text:outline-level="2"><text:bookmark-start text:name="__RefHeading___Toc441230989"/>Software Interfaces<text:bookmark-end text:name="__RefHeading___Toc441230989"/></text:h>
      <text:p text:style-name="P9">The application should run on a Windows XP/2000 Operating System. Since the </text:p>
      <text:p text:style-name="P9">application needs a database to store all the customer details, airline, motel and package </text:p>
      <text:p text:style-name="P9">information, SQL server 2000 would be used. <text:s/></text:p>
      <text:p text:style-name="P9">Visual Studio.NET 2003 would be used for creating the application. All the coding will </text:p>
      <text:p text:style-name="P9">be done in C#.</text:p>
      <text:p text:style-name="P9"/>
      <text:p text:style-name="P7">Windows Server 2016 Operating System</text:p>
      <table:table table:name="Table4" table:style-name="Table4">
        <table:table-column table:style-name="Table4.A"/>
        <table:table-column table:style-name="Table4.B"/>
        <table:table-row table:style-name="Table4.1">
          <table:table-cell table:style-name="Table4.A1" office:value-type="string">
            <text:p text:style-name="P7">Processor</text:p>
          </table:table-cell>
          <table:table-cell table:style-name="Table4.B1" office:value-type="string">
            <text:p text:style-name="P7">2.2 GHz 64-bit processor</text:p>
          </table:table-cell>
        </table:table-row>
        <table:table-row table:style-name="Table4.1">
          <table:table-cell table:style-name="Table4.A1" office:value-type="string">
            <text:p text:style-name="P7">RAM</text:p>
          </table:table-cell>
          <table:table-cell table:style-name="Table4.B1" office:value-type="string">
            <text:p text:style-name="P7">8 GB</text:p>
          </table:table-cell>
        </table:table-row>
        <table:table-row table:style-name="Table4.1">
          <table:table-cell table:style-name="Table4.A1" office:value-type="string">
            <text:p text:style-name="P7">Disk space requirements</text:p>
          </table:table-cell>
          <table:table-cell table:style-name="Table4.B1" office:value-type="string">
            <text:p text:style-name="P7">32 GB</text:p>
          </table:table-cell>
        </table:table-row>
        <table:table-row table:style-name="Table4.1">
          <table:table-cell table:style-name="Table4.A1" office:value-type="string">
            <text:p text:style-name="P7">Throughput</text:p>
          </table:table-cell>
          <table:table-cell table:style-name="Table4.B1" office:value-type="string">
            <text:p text:style-name="P7">Ethernet adaptor with 2 GB throughput</text:p>
          </table:table-cell>
        </table:table-row>
        <table:table-row table:style-name="Table4.1">
          <table:table-cell table:style-name="Table4.A1" office:value-type="string">
            <text:p text:style-name="P7">File System</text:p>
          </table:table-cell>
          <table:table-cell table:style-name="Table4.B1" office:value-type="string">
            <text:p text:style-name="P7">ReFS</text:p>
          </table:table-cell>
        </table:table-row>
        <table:table-row table:style-name="Table4.1">
          <table:table-cell table:style-name="Table4.A1" office:value-type="string">
            <text:p text:style-name="P7">Communication</text:p>
          </table:table-cell>
          <table:table-cell table:style-name="Table4.B1" office:value-type="string">
            <text:p text:style-name="P7">Server Message Block (SMB) protocol, Transmission Control Protocol/Internet Protocol (TCP/IP) protocol</text:p>
          </table:table-cell>
        </table:table-row>
        <table:table-row table:style-name="Table4.1">
          <table:table-cell table:style-name="Table4.A1" office:value-type="string">
            <text:p text:style-name="P7">Memory</text:p>
          </table:table-cell>
          <table:table-cell table:style-name="Table4.B1" office:value-type="string">
            <text:p text:style-name="P7">NVDIMM-N</text:p>
          </table:table-cell>
        </table:table-row>
        <table:table-row table:style-name="Table4.1">
          <table:table-cell table:style-name="Table4.A1" office:value-type="string">
            <text:p text:style-name="P7">Encryption</text:p>
          </table:table-cell>
          <table:table-cell table:style-name="Table4.B1" office:value-type="string">
            <text:p text:style-name="P7">BitLocker</text:p>
          </table:table-cell>
        </table:table-row>
      </table:table>
      <text:p text:style-name="P7"/>
      <text:p text:style-name="P43"/>
      <text:h text:style-name="Heading_20_2" text:outline-level="2"><text:bookmark-start text:name="__RefHeading___Toc441230990"/>Communications Interfaces<text:bookmark-end text:name="__RefHeading___Toc441230990"/></text:h>
      <text:p text:style-name="P9">The Secure Socket Layer (SSL) protocol will be hard coded into the application to provide encryption and security and prevent unauthorized access to the system. </text:p>
      <text:p text:style-name="P7"/>
      <text:p text:style-name="P7">The Hypertext Transfer Protocol Secure (HTTPS) will use an SSL Digital certificate protocol to encrypt communication between the application, servers, and databases.</text:p>
      <text:p text:style-name="P7"/>
      <text:h text:style-name="Heading_20_1" text:outline-level="1"><text:bookmark-start text:name="__RefHeading___Toc441230991"/><text:soft-page-break/>System Features<text:bookmark-end text:name="__RefHeading___Toc441230991"/></text:h>
      <text:p text:style-name="P7">This section provides detailed requirements for the website design, including functional requirements.</text:p>
      <text:p text:style-name="P7"/>
      <text:h text:style-name="Heading_20_2" text:outline-level="2">Login page <text:bookmark-start text:name="__RefHeading___Toc441230993"/></text:h>
      <text:p text:style-name="P11"><text:span text:style-name="T3">This function allows a registered user to login his account using his frequent flyer number with the password. If a user is not registered, the website should allow the user to enroll first. </text:span><text:span text:style-name="T7">The car sales System is a <text:s/>based on application that can be accessed easily. It basically provides a tool so as to simplify all the activities involved in cars details. This project primarily focuses on the elimination of hassles and paperwork to maintain the cars records. Generally, the proposed system can help provide users with efficient working environment and more output can be generated through this .This system provide the user with friendly interface resulting in knowing each usability feature of the system.and every usability feature of the system.</text:span></text:p>
      <text:p text:style-name="P7"/>
      <text:p text:style-name="P28"><text:span text:style-name="T25">4.2.1 </text:span><text:span text:style-name="T26">Search Vehicle</text:span><text:span text:style-name="T21">:</text:span><text:span text:style-name="T18"> <text:s/>this is available by clicking the Search Vehicle button on the main stock control screen, which brings up a new window whereby the user can select a number of requirements from the options in the combo boxes. When Search is click, the results that match the selections are displayed in the stock table. </text:span></text:p>
      <text:p text:style-name="P28"><text:span text:style-name="T26">4.2.2 Search Sale</text:span><text:span text:style-name="T24">:</text:span><text:span text:style-name="T18"> <text:s/>when the Search Sale button</text:span><text:span text:style-name="T21"> </text:span><text:span text:style-name="T18">on the previous sales screen is clicked, a</text:span><text:span text:style-name="T21"> </text:span><text:span text:style-name="T18">small</text:span><text:span text:style-name="T21"> </text:span><text:span text:style-name="T18">input</text:span><text:span text:style-name="T21"> b</text:span><text:span text:style-name="T18">ox appears, and when the registration of the vehicle sold is entered and OK is clicked on the box, thethe sale is displayed in the table.</text:span></text:p>
      <text:p text:style-name="P28"><text:span text:style-name="T26">4.2.3 View Sales Performance</text:span><text:span text:style-name="T27">:</text:span><text:span text:style-name="T18"> <text:s/>by going to the Sales Performance screen, the user can select a range of dates whose sales figures in that period are be displayed in the table. When the user selects another range of dates, the figures for that period are also added in the table.</text:span></text:p>
      <text:p text:style-name="P28"><text:span text:style-name="T26">4.2.4 Login Access:</text:span><text:span text:style-name="T18"> <text:s/>each time the software is run, a login box appears first where the user is required to enter the username and password. If correct, the main menu screen appears. The password can also be changed at the Administration screen</text:span><text:span text:style-name="T21"> </text:span><text:span text:style-name="T18">of the system. </text:span></text:p>
      <text:p text:style-name="P28"><text:span text:style-name="T26">4.2.5 View Sales Performance of cars:</text:span><text:span text:style-name="T18"> <text:s/>this feature is available by going to the Vehicle Sales Performance screen where all statistics on vehicles sold are displayed. A combo box was included on the screen to allow the user to change the view from cars make to body style. </text:span></text:p>
      <text:p text:style-name="P28"><text:soft-page-break/><text:span text:style-name="T26">4.2.6 Add Image of Vehicle:</text:span><text:span text:style-name="T18"> <text:s/>when adding or editing a vehicle, a button was included in the Image tab so that when clicked by the user, a small window appears where they can select the image file to add along with the details of the vehicle. This image is then displayed in the Image tab.</text:span></text:p>
      <text:h text:style-name="Heading_20_1" text:outline-level="1"><text:bookmark-end text:name="__RefHeading___Toc441230993"/><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list xml:id="list1903770811" text:style-name="L2">
        <text:list-item>
          <text:p text:style-name="P47">The car sales websote shall have capability to accept 100 booking for each session,system shall guarantee the connection time 5 min from the last input,after which the connection will be deemed expired. A close operation will be performed when expired. </text:p>
        </text:list-item>
        <text:list-item>
          <text:p text:style-name="P47">The system shall send out verification request immediately(within 100ms) after that it receives a user submitted form.</text:p>
        </text:list-item>
        <text:list-item>
          <text:p text:style-name="P47">The system will be updated in every 5 minutes to show status of the cars.</text:p>
        </text:list-item>
      </text:list>
      <text:h text:style-name="Heading_20_2" text:outline-level="2"><text:bookmark-start text:name="__RefHeading___Toc441230996"/>Safety Requirements<text:bookmark-end text:name="__RefHeading___Toc441230996"/></text:h>
      <text:p text:style-name="P9">• Passwords must be a minimum of eight characters and must contain one to seven digits. </text:p>
      <text:p text:style-name="P9">• Email addresses should be verified before the system grants user access. This verification shall be exercised by sending the prospective user a confirmation email after enrollment. This email must contain information specific to completing the enrollment process. </text:p>
      <text:p text:style-name="P9">• All exchanges from client to server involving private data shall occur using the highest available level of secure connection (e.g. ssl, https).</text:p>
      <text:p text:style-name="P7"/>
      <text:h text:style-name="Heading_20_2" text:outline-level="2"><text:bookmark-start text:name="__RefHeading___Toc441230997"/>Security Requirements<text:bookmark-end text:name="__RefHeading___Toc441230997"/></text:h>
      <text:list xml:id="list17907624" text:style-name="L9">
        <text:list-item>
          <text:p text:style-name="P17"><text:span text:style-name="T3">System will use secured database </text:span></text:p>
        </text:list-item>
        <text:list-item>
          <text:p text:style-name="P17"><text:span text:style-name="T3">Normal users can just read information but they cannot edit or modify anything except their</text:span></text:p>
        </text:list-item>
      </text:list>
      <text:p text:style-name="P9"><text:s text:c="5"/>personal and some other information. </text:p>
      <text:list xml:id="list2920159470" text:style-name="L10">
        <text:list-item>
          <text:p text:style-name="P18"><text:span text:style-name="T3">System will have different types of users and every user has access constraints.</text:span></text:p>
        </text:list-item>
      </text:list>
      <text:p text:style-name="P7"/>
      <text:h text:style-name="Heading_20_2" text:outline-level="2"><text:bookmark-start text:name="__RefHeading___Toc441230998"/>Software Quality Attributes<text:bookmark-end text:name="__RefHeading___Toc441230998"/></text:h>
      <text:p text:style-name="P2">Usability: <text:s/></text:p>
      <text:p text:style-name="P9">The airline website design shall allow deployment on both Windows and UNIX (Linux) servers. The design should support Windows Server 2003, Linux 2.6.x, V10 UNIX and later. </text:p>
      <text:p text:style-name="P9"><text:s/></text:p>
      <text:p text:style-name="P2">Robustness: <text:s/></text:p>
      <text:p text:style-name="P9">The system design shall include recovery scenarios allowing the ability to restore a state no older than one business day old.</text:p>
      <text:p text:style-name="P9"/>
      <text:p text:style-name="Standard"/>
      <text:h text:style-name="Heading_20_2" text:outline-level="2"><text:bookmark-start text:name="__RefHeading___Toc441230999"/><text:soft-page-break/>Business Rules<text:bookmark-end text:name="__RefHeading___Toc441230999"/></text:h>
      <text:p text:style-name="P21"><text:span text:style-name="T9">1. The business scenario (Register Profile) is as follows: </text:span></text:p>
      <text:p text:style-name="P21"><text:span text:style-name="T4">The customer should register himself in order to proceed to book <text:s/>car. The customer needs to input all the required particular details during the registration process. The web service will perform validation checks on customer input and length constraints. Upon successful login, the customer will be registered officially to the web service and he can login using his username and password. </text:span></text:p>
      <text:p text:style-name="P5"/>
      <text:p text:style-name="P21"><text:span text:style-name="T9">2 .The business scenario (Update Profile) is as follows: </text:span></text:p>
      <text:p text:style-name="P5">The customer should login by himself in order to perform update profile process. The customer will only change those fields that need to be updated. Then, any changes will be updated respectively.</text:p>
      <text:p text:style-name="P5"><text:s/></text:p>
      <text:p text:style-name="P21"><text:span text:style-name="T9">3. The business scenario is as follows: </text:span></text:p>
      <text:p text:style-name="P21"><text:span text:style-name="T4">The customer is permitted to search available cars based on the city, destination city, requirement. The web service will display any matching records based on the search criteria entered. The web service will notify the customer about the cars requirement . If the searched car are available, then web service will display car which are within a week. Otherwise, the web service will prompt to ask the user to re-enter new searching criteria. </text:span></text:p>
      <text:p text:style-name="P5"/>
      <text:p text:style-name="P21"><text:span text:style-name="T9">4 .The business scenario (Book Car) is as follows: </text:span></text:p>
      <text:p text:style-name="P5">From the Check <text:span text:style-name="T30">Car model</text:span>, the customer is required to log in and the web service will  prompt the customer to confirm the <text:span text:style-name="T30">car model</text:span>. The web service will then ask the customer whether to update his profile details or not. Subsequently, the customer will be asked to purchase and confirm the selected <text:span text:style-name="T30">car model</text:span>. </text:p>
      <text:p text:style-name="P4"> </text:p>
      <text:p text:style-name="P21"><text:span text:style-name="T9">5. The business scenario (Cancel </text:span><text:span text:style-name="T10">Car Booking</text:span><text:span text:style-name="T9">) is as follows: </text:span></text:p>
      <text:p text:style-name="P5">The customer is required to be logged in before he has privilege to cancel his confirmed <text:span text:style-name="T31">booking</text:span>. The customer will select which <text:span text:style-name="T31">booking</text:span> to be <text:span text:style-name="T31">canceled</text:span> in the booking history. Once the confirmed <text:span text:style-name="T32">booking</text:span> has been selected then the web service will delete the data off from the database. The customer is given cancellation ID upon successful transaction. </text:p>
      <text:p text:style-name="P5"/>
      <text:p text:style-name="P10"/>
      <text:p text:style-name="P21"><text:span text:style-name="T9">6 .The business scenario (View Booking Status) is as follows: </text:span></text:p>
      <text:p text:style-name="P21"><text:span text:style-name="T4">The customer is required to be logged in before he has privilege to cancel his confirmed </text:span><text:span text:style-name="T5">his booking</text:span><text:span text:style-name="T4">. The customer will select details in the booking history to view booking status.</text:span></text:p>
      <text:p text:style-name="P5"><text:s/></text:p>
      <text:p text:style-name="P21"><text:span text:style-name="T9">7 .The business scenario (Pay </text:span><text:span text:style-name="T11">Booking Amount</text:span><text:span text:style-name="T9">) is as follows: </text:span></text:p>
      <text:p text:style-name="P6">After Book<text:span text:style-name="T33">ing</text:span> , the web service will generate payment ID upon successful transaction is made. Once it has been confirmed, the web service will generate booking id to the customer and require the customer to print out the mini itinerary receipt.</text:p>
      <text:p text:style-name="P6"/>
      <text:p text:style-name="P6"/>
      <text:h text:style-name="Heading_20_1" text:outline-level="1"><text:bookmark-start text:name="__RefHeading___Toc441231000"/><text:soft-page-break/>Other Requirements<text:bookmark-end text:name="__RefHeading___Toc441231000"/></text:h>
      <text:p text:style-name="P52">These are the specifications which are not provided for now in the current version of ARS but which could be incorporated into future versions. Some of these need advanced technologies and interfaces with other systems. The ARS could be designed in future to enhance the existing capabilities or add entirely new ones.</text:p>
      <text:p text:style-name="P53">The assumptions and limitations of the ARS have been interspersed in the SRS to present the same in their proper context.</text:p>
      <text:p text:style-name="P45"/>
      <text:p text:style-name="TOCEntry"><text:bookmark-start text:name="__RefHeading___Toc441231001"/><text:soft-page-break/>Appendix A: Glossary<text:bookmark-end text:name="__RefHeading___Toc441231001"/></text:p>
      <text:p text:style-name="P35"/>
      <text:p text:style-name="P37">Authentication <text:tab/><text:tab/>The process of identifying an individual, usually based on<text:tab/><text:tab/><text:tab/><text:tab/><text:tab/><text:tab/>username and password </text:p>
      <text:p text:style-name="P39">Cached <text:tab/><text:tab/><text:tab/>A form of storing information/data, usually this data is<text:tab/><text:tab/><text:tab/>repeatedly accessed. <text:s/></text:p>
      <text:p text:style-name="P36"><text:s/><text:tab/>CSS <text:s/><text:tab/><text:tab/><text:tab/><text:tab/>Cascading Style Sheets is a feature to give users and<text:tab/><text:tab/><text:tab/><text:tab/><text:tab/><text:tab/>developers more control on how web site pages are displayed. </text:p>
      <text:p text:style-name="P36"><text:s/><text:tab/>Database <text:s/><text:tab/><text:tab/><text:tab/>Is a structured collection of records or data that is stored in a<text:tab/><text:tab/><text:tab/><text:tab/><text:tab/>computer system. In our system, this may pertain to flight<text:tab/><text:tab/><text:tab/><text:tab/><text:tab/><text:tab/>records or user information. </text:p>
      <text:p text:style-name="P36"><text:s/><text:tab/>Dynamic Links <text:s text:c="3"/><text:tab/><text:tab/>A pointer to a particular scope called during runtime. </text:p>
      <text:p text:style-name="P38"><text:span text:style-name="T12">Encryption Algorithm <text:tab/>A mathematical procedure for performing encryption on data, <text:s text:c="33"/><text:tab/><text:tab/><text:tab/><text:tab/><text:tab/>which is translating data into secret code.</text:span></text:p>
      <text:p text:style-name="P36"><text:s/><text:tab/>HTTP <text:tab/><text:tab/><text:tab/><text:tab/>Hyper Text Transfer Protocol is the underlying protocol used<text:tab/><text:tab/><text:tab/><text:tab/><text:tab/>by the World Wide Web. It defines how messages are<text:tab/><text:tab/><text:tab/><text:tab/><text:tab/><text:tab/>formatted and transmitted and what actions should be taken in<text:tab/><text:tab/><text:tab/><text:tab/><text:tab/>response to various commands. <text:s/></text:p>
      <text:p text:style-name="P36"><text:s/><text:tab/>Hyper Links <text:tab/><text:tab/><text:tab/>Also called link, is a directly followable reference within a<text:tab/><text:tab/><text:tab/><text:tab/><text:tab/><text:tab/>hypertext document. </text:p>
      <text:p text:style-name="P36"><text:s/><text:tab/>Input Criteria <text:s text:c="2"/><text:tab/><text:tab/>A defined particular group of criteria, which defines inputs. </text:p>
      <text:p text:style-name="P36"><text:s/><text:tab/>Query or Queries <text:tab/><text:tab/>A form of questioning. In this document, query pertains to a<text:tab/><text:tab/><text:tab/><text:tab/><text:tab/>search entered by a user into a search engine to return results.</text:p>
      <text:p text:style-name="P36"/>
      <text:p text:style-name="TOCEntry"><text:bookmark-start text:name="__RefHeading___Toc441231002"/><text:bookmark-end text:name="__RefHeading___Toc441231002"/></text:p>
      <text:p text:style-name="P27"><text:span text:style-name="T28"><text:s/></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master-page-name="">
      <style:paragraph-properties fo:margin-top="0.42cm" fo:margin-bottom="0.6cm" loext:contextual-spacing="false" fo:line-height="100%" fo:text-align="end" style:justify-single-word="false" style:page-number="auto" style:writing-mode="lr-tb"/>
      <style:text-properties fo:font-size="12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Normal_20__28_Web_29_" style:display-name="Normal (Web)" style:family="paragraph" style:parent-style-name="Standard">
      <style:paragraph-properties fo:margin-top="0.176cm" fo:margin-bottom="0.176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9-02-03T17:58:00</meta:creation-date>
    <dc:date>2019-02-18T09:53:58.005262901</dc:date>
    <meta:editing-cycles>49</meta:editing-cycles>
    <meta:editing-duration>PT1H29M47S</meta:editing-duration>
    <meta:generator>LibreOffice/5.3.0.3$Linux_X86_64 LibreOffice_project/7074905676c47b82bbcfbea1aeefc84afe1c50e1</meta:generator>
    <meta:document-statistic meta:table-count="4" meta:image-count="0" meta:object-count="0" meta:page-count="12" meta:paragraph-count="283" meta:word-count="3158" meta:character-count="19483" meta:non-whitespace-character-count="16435"/>
  </office:meta>
</office:document-meta>
</file>